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order-left="none" fo:border-right="0.74pt solid #000000" fo:border-top="none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 style:data-style-name="N129">
      <style:table-cell-properties fo:border-bottom="none" fo:border-left="0.74pt solid #000000" fo:border-right="none" fo:border-top="0.74pt solid #000000"/>
    </style:style>
    <style:style style:name="ce8" style:family="table-cell" style:parent-style-name="Default" style:data-style-name="N129">
      <style:table-cell-properties fo:border-bottom="none" fo:border-left="0.74pt solid #000000" fo:border-right="none" fo:border-top="none"/>
    </style:style>
    <style:style style:name="ce9" style:family="table-cell" style:parent-style-name="Default" style:data-style-name="N129">
      <style:table-cell-properties fo:border-bottom="none" fo:border-left="0.74pt solid #000000" fo:border-right="none" fo:border-top="none"/>
    </style:style>
    <style:style style:name="ce57" style:family="table-cell" style:parent-style-name="Default" style:data-style-name="N129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129">
      <style:table-cell-properties fo:border-bottom="0.74pt solid #000000" fo:border-left="0.74pt solid #000000" fo:border-right="none" fo:border-top="none"/>
    </style:style>
    <style:style style:name="ce95" style:family="table-cell" style:parent-style-name="Default" style:data-style-name="N129">
      <style:table-cell-properties fo:border-bottom="none" fo:border-left="0.74pt solid #000000" fo:border-right="none" fo:border-top="0.74pt solid #000000"/>
    </style:style>
    <style:style style:name="ce96" style:family="table-cell" style:parent-style-name="Default" style:data-style-name="N129">
      <style:table-cell-properties fo:border-bottom="none" fo:border-left="0.74pt solid #000000" fo:border-right="none" fo:border-top="none"/>
    </style:style>
    <style:style style:name="ce97" style:family="table-cell" style:parent-style-name="Default" style:data-style-name="N129">
      <style:table-cell-properties fo:border-bottom="none" fo:border-left="0.74pt solid #000000" fo:border-right="none" fo:border-top="none"/>
    </style:style>
    <style:style style:name="ce98" style:family="table-cell" style:parent-style-name="Default" style:data-style-name="N129">
      <style:table-cell-properties fo:border-bottom="none" fo:border-left="0.74pt solid #000000" fo:border-right="none" fo:border-top="none"/>
    </style:style>
    <style:style style:name="ce99" style:family="table-cell" style:parent-style-name="Default" style:data-style-name="N129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5" style:family="table-cell" style:parent-style-name="Default">
      <style:table-cell-properties fo:border-bottom="none" fo:border-left="0.74pt solid #000000" fo:border-right="none" fo:border-top="none"/>
    </style:style>
    <style:style style:name="ce66" style:family="table-cell" style:parent-style-name="Default">
      <style:table-cell-properties fo:border-bottom="none" fo:border-left="0.74pt solid #000000" fo:border-right="none" fo:border-top="none"/>
    </style:style>
    <style:style style:name="ce67" style:family="table-cell" style:parent-style-name="Default">
      <style:table-cell-properties fo:border-bottom="none" fo:border-left="0.74pt solid #000000" fo:border-right="none" fo:border-top="none"/>
    </style:style>
    <style:style style:name="ce68" style:family="table-cell" style:parent-style-name="Default">
      <style:table-cell-properties fo:border-bottom="0.74pt solid #000000" fo:border-left="0.74pt solid #000000" fo:border-right="none" fo:border-top="none"/>
    </style:style>
    <style:style style:name="ce69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 style:data-style-name="N129">
      <style:table-cell-properties fo:border-bottom="none" fo:border-left="none" fo:border-right="none" fo:border-top="0.74pt solid #000000"/>
    </style:style>
    <style:style style:name="ce17" style:family="table-cell" style:parent-style-name="Default" style:data-style-name="N129"/>
    <style:style style:name="ce18" style:family="table-cell" style:parent-style-name="Default" style:data-style-name="N129"/>
    <style:style style:name="ce74" style:family="table-cell" style:parent-style-name="Default" style:data-style-name="N129"/>
    <style:style style:name="ce7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105" style:family="table-cell" style:parent-style-name="Default" style:data-style-name="N129">
      <style:table-cell-properties fo:border-bottom="none" fo:border-left="none" fo:border-right="none" fo:border-top="0.74pt solid #000000"/>
    </style:style>
    <style:style style:name="ce106" style:family="table-cell" style:parent-style-name="Default" style:data-style-name="N129"/>
    <style:style style:name="ce107" style:family="table-cell" style:parent-style-name="Default" style:data-style-name="N129"/>
    <style:style style:name="ce108" style:family="table-cell" style:parent-style-name="Default" style:data-style-name="N129"/>
    <style:style style:name="ce109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fo:border-bottom="none" fo:border-left="none" fo:border-right="none" fo:border-top="0.74pt solid #000000"/>
    </style:style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85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 style:data-style-name="N129"/>
    <style:style style:name="ce2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" style:family="table-cell" style:parent-style-name="Default" style:data-style-name="N129">
      <style:table-cell-properties fo:border-bottom="none" fo:border-left="none" fo:border-right="0.74pt solid #000000" fo:border-top="0.74pt solid #000000"/>
    </style:style>
    <style:style style:name="ce29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30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92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93" style:family="table-cell" style:parent-style-name="Default" style:data-style-name="N129">
      <style:table-cell-properties fo:border-bottom="0.74pt solid #000000" fo:border-left="none" fo:border-right="0.74pt solid #000000" fo:border-top="none"/>
    </style:style>
    <style:style style:name="ce114" style:family="table-cell" style:parent-style-name="Default" style:data-style-name="N129">
      <style:table-cell-properties fo:border-bottom="none" fo:border-left="none" fo:border-right="0.74pt solid #000000" fo:border-top="0.74pt solid #000000"/>
    </style:style>
    <style:style style:name="ce115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116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117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118" style:family="table-cell" style:parent-style-name="Default" style:data-style-name="N129">
      <style:table-cell-properties fo:border-bottom="0.74pt solid #000000" fo:border-left="none" fo:border-right="0.74pt solid #000000" fo:border-top="none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0.74pt solid #000000" fo:border-top="none"/>
    </style:style>
    <style:style style:name="ce111" style:family="table-cell" style:parent-style-name="Default">
      <style:table-cell-properties fo:border-bottom="none" fo:border-left="none" fo:border-right="0.74pt solid #000000" fo:border-top="none"/>
    </style:style>
    <style:style style:name="ce112" style:family="table-cell" style:parent-style-name="Default">
      <style:table-cell-properties fo:border-bottom="none" fo:border-left="none" fo:border-right="0.74pt solid #000000" fo:border-top="none"/>
    </style:style>
    <style:style style:name="ce113" style:family="table-cell" style:parent-style-name="Default">
      <style:table-cell-properties fo:border-bottom="0.74pt solid #000000" fo:border-left="none" fo:border-right="0.74pt solid #000000" fo:border-top="none"/>
    </style:style>
    <style:style style:name="ce119" style:family="table-cell" style:parent-style-name="Default" style:data-style-name="N129">
      <style:table-cell-properties fo:border="none"/>
    </style:style>
    <style:style style:name="ce120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27"/>
        <table:table-column table:style-name="co2" table:number-columns-repeated="4" table:default-cell-style-name="ce6"/>
        <table:table-column table:style-name="co2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49" office:value-type="string" calcext:value-type="string">
            <text:p>webp</text:p>
          </table:table-cell>
          <table:table-cell table:style-name="ce69" office:value-type="string" calcext:value-type="string">
            <text:p>avif</text:p>
          </table:table-cell>
          <table:table-cell table:style-name="ce69" office:value-type="string" calcext:value-type="string">
            <text:p>jxl</text:p>
          </table:table-cell>
          <table:table-cell table:style-name="ce88" office:value-type="string" calcext:value-type="string">
            <text:p>png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/>
          <table:table-cell table:style-name="ce1" office:value-type="string" calcext:value-type="string">
            <text:p>encode</text:p>
          </table:table-cell>
          <table:table-cell table:style-name="ce26" office:value-type="string" calcext:value-type="string">
            <text:p>kodak</text:p>
          </table:table-cell>
          <table:table-cell table:style-name="ce7" table:formula="of:=AVERAGEIFS([$'raw data'.$D$2:$'raw data'.$D$308]; [$'raw data'.$A$2:$'raw data'.$A$308]; [.D$2]; [$'raw data'.$B$2:$'raw data'.$B$308]; [.$B$3]; [$'raw data'.$C$2:$'raw data'.$C$308]; [.$C3])" office:value-type="float" office:value="6.30451064998852" calcext:value-type="float">
            <text:p>6.305</text:p>
          </table:table-cell>
          <table:table-cell table:style-name="ce16" table:formula="of:=AVERAGEIFS([$'raw data'.$D$2:$'raw data'.$D$308]; [$'raw data'.$A$2:$'raw data'.$A$308]; [.E$2]; [$'raw data'.$B$2:$'raw data'.$B$308]; [.$B$3]; [$'raw data'.$C$2:$'raw data'.$C$308]; [.$C3])" office:value-type="float" office:value="12.434222460739" calcext:value-type="float">
            <text:p>12.434</text:p>
          </table:table-cell>
          <table:table-cell table:style-name="ce16" table:formula="of:=AVERAGEIFS([$'raw data'.$D$2:$'raw data'.$D$308]; [$'raw data'.$A$2:$'raw data'.$A$308]; [.F$2]; [$'raw data'.$B$2:$'raw data'.$B$308]; [.$B$3]; [$'raw data'.$C$2:$'raw data'.$C$308]; [.$C3])" office:value-type="float" office:value="13.906665584369" calcext:value-type="float">
            <text:p>13.907</text:p>
          </table:table-cell>
          <table:table-cell table:style-name="ce28" table:formula="of:=AVERAGEIFS([$'raw data'.$D$2:$'raw data'.$D$308]; [$'raw data'.$A$2:$'raw data'.$A$308]; [.G$2]; [$'raw data'.$B$2:$'raw data'.$B$308]; [.$B$3]; [$'raw data'.$C$2:$'raw data'.$C$308]; [.$C3])" office:value-type="float" office:value="3.0259970232346" calcext:value-type="float">
            <text:p>3.026</text:p>
          </table:table-cell>
          <table:table-cell table:style-name="ce119"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estimages</text:p>
          </table:table-cell>
          <table:table-cell table:style-name="ce8" table:formula="of:=AVERAGEIFS([$'raw data'.$D$2:$'raw data'.$D$308]; [$'raw data'.$A$2:$'raw data'.$A$308]; [.D$2]; [$'raw data'.$B$2:$'raw data'.$B$308]; [.$B$3]; [$'raw data'.$C$2:$'raw data'.$C$308]; [.$C4])" office:value-type="float" office:value="134.243166324042" calcext:value-type="float">
            <text:p>134.243</text:p>
          </table:table-cell>
          <table:table-cell table:style-name="ce17" table:formula="of:=AVERAGEIFS([$'raw data'.$D$2:$'raw data'.$D$308]; [$'raw data'.$A$2:$'raw data'.$A$308]; [.E$2]; [$'raw data'.$B$2:$'raw data'.$B$308]; [.$B$3]; [$'raw data'.$C$2:$'raw data'.$C$308]; [.$C4])" office:value-type="float" office:value="305.697765964986" calcext:value-type="float">
            <text:p>305.698</text:p>
          </table:table-cell>
          <table:table-cell table:style-name="ce17" table:formula="of:=AVERAGEIFS([$'raw data'.$D$2:$'raw data'.$D$308]; [$'raw data'.$A$2:$'raw data'.$A$308]; [.F$2]; [$'raw data'.$B$2:$'raw data'.$B$308]; [.$B$3]; [$'raw data'.$C$2:$'raw data'.$C$308]; [.$C4])" office:value-type="float" office:value="295.430709181019" calcext:value-type="float">
            <text:p>295.431</text:p>
          </table:table-cell>
          <table:table-cell table:style-name="ce29" table:formula="of:=AVERAGEIFS([$'raw data'.$D$2:$'raw data'.$D$308]; [$'raw data'.$A$2:$'raw data'.$A$308]; [.G$2]; [$'raw data'.$B$2:$'raw data'.$B$308]; [.$B$3]; [$'raw data'.$C$2:$'raw data'.$C$308]; [.$C4])" office:value-type="float" office:value="84.5727760629816" calcext:value-type="float">
            <text:p>84.573</text:p>
          </table:table-cell>
          <table:table-cell table:style-name="ce119"/>
          <table:table-cell table:style-name="ce120" table:number-columns-repeated="2"/>
          <table:table-cell table:style-name="ce119"/>
        </table:table-row>
        <table:table-row table:style-name="ro1">
          <table:table-cell table:number-columns-repeated="2"/>
          <table:table-cell office:value-type="string" calcext:value-type="string">
            <text:p>clic</text:p>
          </table:table-cell>
          <table:table-cell table:style-name="ce9" table:formula="of:=AVERAGEIFS([$'raw data'.$D$2:$'raw data'.$D$308]; [$'raw data'.$A$2:$'raw data'.$A$308]; [.D$2]; [$'raw data'.$B$2:$'raw data'.$B$308]; [.$B$3]; [$'raw data'.$C$2:$'raw data'.$C$308]; [.$C5])" office:value-type="float" office:value="49.6370738749538" calcext:value-type="float">
            <text:p>49.637</text:p>
          </table:table-cell>
          <table:table-cell table:style-name="ce18" table:formula="of:=AVERAGEIFS([$'raw data'.$D$2:$'raw data'.$D$308]; [$'raw data'.$A$2:$'raw data'.$A$308]; [.E$2]; [$'raw data'.$B$2:$'raw data'.$B$308]; [.$B$3]; [$'raw data'.$C$2:$'raw data'.$C$308]; [.$C5])" office:value-type="float" office:value="92.6791068840394" calcext:value-type="float">
            <text:p>92.679</text:p>
          </table:table-cell>
          <table:table-cell table:style-name="ce18" table:formula="of:=AVERAGEIFS([$'raw data'.$D$2:$'raw data'.$D$308]; [$'raw data'.$A$2:$'raw data'.$A$308]; [.F$2]; [$'raw data'.$B$2:$'raw data'.$B$308]; [.$B$3]; [$'raw data'.$C$2:$'raw data'.$C$308]; [.$C5])" office:value-type="float" office:value="150.669336435996" calcext:value-type="float">
            <text:p>150.669</text:p>
          </table:table-cell>
          <table:table-cell table:style-name="ce30" table:formula="of:=AVERAGEIFS([$'raw data'.$D$2:$'raw data'.$D$308]; [$'raw data'.$A$2:$'raw data'.$A$308]; [.G$2]; [$'raw data'.$B$2:$'raw data'.$B$308]; [.$B$3]; [$'raw data'.$C$2:$'raw data'.$C$308]; [.$C5])" office:value-type="float" office:value="25.7250207289908" calcext:value-type="float">
            <text:p>25.725</text:p>
          </table:table-cell>
          <table:table-cell table:style-name="ce119"/>
          <table:table-cell table:style-name="ce120" table:number-columns-repeated="2"/>
          <table:table-cell table:style-name="ce119"/>
        </table:table-row>
        <table:table-row table:style-name="ro1">
          <table:table-cell table:number-columns-repeated="2"/>
          <table:table-cell office:value-type="string" calcext:value-type="string">
            <text:p>medical</text:p>
          </table:table-cell>
          <table:table-cell table:style-name="ce57" table:formula="of:=AVERAGEIFS([$'raw data'.$D$2:$'raw data'.$D$308]; [$'raw data'.$A$2:$'raw data'.$A$308]; [.D$2]; [$'raw data'.$B$2:$'raw data'.$B$308]; [.$B$3]; [$'raw data'.$C$2:$'raw data'.$C$308]; [.$C6])" office:value-type="float" office:value="44.0612754428439" calcext:value-type="float">
            <text:p>44.061</text:p>
          </table:table-cell>
          <table:table-cell table:style-name="ce74" table:formula="of:=AVERAGEIFS([$'raw data'.$D$2:$'raw data'.$D$308]; [$'raw data'.$A$2:$'raw data'.$A$308]; [.E$2]; [$'raw data'.$B$2:$'raw data'.$B$308]; [.$B$3]; [$'raw data'.$C$2:$'raw data'.$C$308]; [.$C6])" office:value-type="float" office:value="149.864526831137" calcext:value-type="float">
            <text:p>149.865</text:p>
          </table:table-cell>
          <table:table-cell table:style-name="ce24" table:formula="of:=AVERAGEIFS([$'raw data'.$D$2:$'raw data'.$D$308]; [$'raw data'.$A$2:$'raw data'.$A$308]; [.F$2]; [$'raw data'.$B$2:$'raw data'.$B$308]; [.$B$3]; [$'raw data'.$C$2:$'raw data'.$C$308]; [.$C6])" office:value-type="float" office:value="61.1578890520759" calcext:value-type="float">
            <text:p>61.158</text:p>
          </table:table-cell>
          <table:table-cell table:style-name="ce92" table:formula="of:=AVERAGEIFS([$'raw data'.$D$2:$'raw data'.$D$308]; [$'raw data'.$A$2:$'raw data'.$A$308]; [.G$2]; [$'raw data'.$B$2:$'raw data'.$B$308]; [.$B$3]; [$'raw data'.$C$2:$'raw data'.$C$308]; [.$C6])" office:value-type="float" office:value="31.0263591578696" calcext:value-type="float">
            <text:p>31.026</text:p>
          </table:table-cell>
          <table:table-cell table:style-name="ce119"/>
          <table:table-cell table:style-name="ce120" table:number-columns-repeated="2"/>
          <table:table-cell table:style-name="ce119"/>
        </table:table-row>
        <table:table-row table:style-name="ro1">
          <table:table-cell/>
          <table:table-cell table:style-name="ce3"/>
          <table:table-cell table:style-name="ce40" office:value-type="string" calcext:value-type="string">
            <text:p>emojis</text:p>
          </table:table-cell>
          <table:table-cell table:style-name="ce58" table:formula="of:=AVERAGEIFS([$'raw data'.$D$2:$'raw data'.$D$308]; [$'raw data'.$A$2:$'raw data'.$A$308]; [.D$2]; [$'raw data'.$B$2:$'raw data'.$B$308]; [.$B$3]; [$'raw data'.$C$2:$'raw data'.$C$308]; [.$C7])" office:value-type="float" office:value="47.4814968201026" calcext:value-type="float">
            <text:p>47.481</text:p>
          </table:table-cell>
          <table:table-cell table:style-name="ce75" table:formula="of:=AVERAGEIFS([$'raw data'.$D$2:$'raw data'.$D$308]; [$'raw data'.$A$2:$'raw data'.$A$308]; [.E$2]; [$'raw data'.$B$2:$'raw data'.$B$308]; [.$B$3]; [$'raw data'.$C$2:$'raw data'.$C$308]; [.$C7])" office:value-type="float" office:value="148.42681367683" calcext:value-type="float">
            <text:p>148.427</text:p>
          </table:table-cell>
          <table:table-cell table:style-name="ce25" table:formula="of:=AVERAGEIFS([$'raw data'.$D$2:$'raw data'.$D$308]; [$'raw data'.$A$2:$'raw data'.$A$308]; [.F$2]; [$'raw data'.$B$2:$'raw data'.$B$308]; [.$B$3]; [$'raw data'.$C$2:$'raw data'.$C$308]; [.$C7])" office:value-type="float" office:value="70.2197187479178" calcext:value-type="float">
            <text:p>70.220</text:p>
          </table:table-cell>
          <table:table-cell table:style-name="ce93" table:formula="of:=AVERAGEIFS([$'raw data'.$D$2:$'raw data'.$D$308]; [$'raw data'.$A$2:$'raw data'.$A$308]; [.G$2]; [$'raw data'.$B$2:$'raw data'.$B$308]; [.$B$3]; [$'raw data'.$C$2:$'raw data'.$C$308]; [.$C7])" office:value-type="float" office:value="39.423209392924" calcext:value-type="float">
            <text:p>39.423</text:p>
          </table:table-cell>
          <table:table-cell table:style-name="ce119" table:number-columns-repeated="4"/>
        </table:table-row>
        <table:table-row table:style-name="ro1">
          <table:table-cell/>
          <table:table-cell table:style-name="ce1" office:value-type="string" calcext:value-type="string">
            <text:p>decode</text:p>
          </table:table-cell>
          <table:table-cell table:style-name="ce26" office:value-type="string" calcext:value-type="string">
            <text:p>kodak</text:p>
          </table:table-cell>
          <table:table-cell table:style-name="ce95" table:formula="of:=AVERAGEIFS([$'raw data'.$D$2:$'raw data'.$D$308]; [$'raw data'.$A$2:$'raw data'.$A$308]; [.D$2]; [$'raw data'.$B$2:$'raw data'.$B$308]; [.$B$8]; [$'raw data'.$C$2:$'raw data'.$C$308]; [.$C8])" office:value-type="float" office:value="0.241845870883481" calcext:value-type="float">
            <text:p>0.242</text:p>
          </table:table-cell>
          <table:table-cell table:style-name="ce105" table:formula="of:=AVERAGEIFS([$'raw data'.$D$2:$'raw data'.$D$308]; [$'raw data'.$A$2:$'raw data'.$A$308]; [.E$2]; [$'raw data'.$B$2:$'raw data'.$B$308]; [.$B$8]; [$'raw data'.$C$2:$'raw data'.$C$308]; [.$C8])" office:value-type="float" office:value="0.961594293123198" calcext:value-type="float">
            <text:p>0.962</text:p>
          </table:table-cell>
          <table:table-cell table:style-name="ce105" table:formula="of:=AVERAGEIFS([$'raw data'.$D$2:$'raw data'.$D$308]; [$'raw data'.$A$2:$'raw data'.$A$308]; [.F$2]; [$'raw data'.$B$2:$'raw data'.$B$308]; [.$B$8]; [$'raw data'.$C$2:$'raw data'.$C$308]; [.$C8])" office:value-type="float" office:value="0.854811094228353" calcext:value-type="float">
            <text:p>0.855</text:p>
          </table:table-cell>
          <table:table-cell table:style-name="ce114" table:formula="of:=AVERAGEIFS([$'raw data'.$D$2:$'raw data'.$D$308]; [$'raw data'.$A$2:$'raw data'.$A$308]; [.G$2]; [$'raw data'.$B$2:$'raw data'.$B$308]; [.$B$8]; [$'raw data'.$C$2:$'raw data'.$C$308]; [.$C8])" office:value-type="float" office:value="0.41298408224975" calcext:value-type="float">
            <text:p>0.413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estimages</text:p>
          </table:table-cell>
          <table:table-cell table:style-name="ce96" table:formula="of:=AVERAGEIFS([$'raw data'.$D$2:$'raw data'.$D$308]; [$'raw data'.$A$2:$'raw data'.$A$308]; [.D$2]; [$'raw data'.$B$2:$'raw data'.$B$308]; [.$B$8]; [$'raw data'.$C$2:$'raw data'.$C$308]; [.$C9])" office:value-type="float" office:value="4.03767361695645" calcext:value-type="float">
            <text:p>4.038</text:p>
          </table:table-cell>
          <table:table-cell table:style-name="ce106" table:formula="of:=AVERAGEIFS([$'raw data'.$D$2:$'raw data'.$D$308]; [$'raw data'.$A$2:$'raw data'.$A$308]; [.E$2]; [$'raw data'.$B$2:$'raw data'.$B$308]; [.$B$8]; [$'raw data'.$C$2:$'raw data'.$C$308]; [.$C9])" office:value-type="float" office:value="15.0116991719406" calcext:value-type="float">
            <text:p>15.012</text:p>
          </table:table-cell>
          <table:table-cell table:style-name="ce106" table:formula="of:=AVERAGEIFS([$'raw data'.$D$2:$'raw data'.$D$308]; [$'raw data'.$A$2:$'raw data'.$A$308]; [.F$2]; [$'raw data'.$B$2:$'raw data'.$B$308]; [.$B$8]; [$'raw data'.$C$2:$'raw data'.$C$308]; [.$C9])" office:value-type="float" office:value="9.09619206603384" calcext:value-type="float">
            <text:p>9.096</text:p>
          </table:table-cell>
          <table:table-cell table:style-name="ce115" table:formula="of:=AVERAGEIFS([$'raw data'.$D$2:$'raw data'.$D$308]; [$'raw data'.$A$2:$'raw data'.$A$308]; [.G$2]; [$'raw data'.$B$2:$'raw data'.$B$308]; [.$B$8]; [$'raw data'.$C$2:$'raw data'.$C$308]; [.$C9])" office:value-type="float" office:value="9.06501512101386" calcext:value-type="float">
            <text:p>9.065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clic</text:p>
          </table:table-cell>
          <table:table-cell table:style-name="ce97" table:formula="of:=AVERAGEIFS([$'raw data'.$D$2:$'raw data'.$D$308]; [$'raw data'.$A$2:$'raw data'.$A$308]; [.D$2]; [$'raw data'.$B$2:$'raw data'.$B$308]; [.$B$8]; [$'raw data'.$C$2:$'raw data'.$C$308]; [.$C10])" office:value-type="float" office:value="1.7950670440041" calcext:value-type="float">
            <text:p>1.795</text:p>
          </table:table-cell>
          <table:table-cell table:style-name="ce107" table:formula="of:=AVERAGEIFS([$'raw data'.$D$2:$'raw data'.$D$308]; [$'raw data'.$A$2:$'raw data'.$A$308]; [.E$2]; [$'raw data'.$B$2:$'raw data'.$B$308]; [.$B$8]; [$'raw data'.$C$2:$'raw data'.$C$308]; [.$C10])" office:value-type="float" office:value="8.82738409696322" calcext:value-type="float">
            <text:p>8.827</text:p>
          </table:table-cell>
          <table:table-cell table:style-name="ce107" table:formula="of:=AVERAGEIFS([$'raw data'.$D$2:$'raw data'.$D$308]; [$'raw data'.$A$2:$'raw data'.$A$308]; [.F$2]; [$'raw data'.$B$2:$'raw data'.$B$308]; [.$B$8]; [$'raw data'.$C$2:$'raw data'.$C$308]; [.$C10])" office:value-type="float" office:value="3.95327901802375" calcext:value-type="float">
            <text:p>3.953</text:p>
          </table:table-cell>
          <table:table-cell table:style-name="ce116" table:formula="of:=AVERAGEIFS([$'raw data'.$D$2:$'raw data'.$D$308]; [$'raw data'.$A$2:$'raw data'.$A$308]; [.G$2]; [$'raw data'.$B$2:$'raw data'.$B$308]; [.$B$8]; [$'raw data'.$C$2:$'raw data'.$C$308]; [.$C10])" office:value-type="float" office:value="3.58481463100179" calcext:value-type="float">
            <text:p>3.585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medical</text:p>
          </table:table-cell>
          <table:table-cell table:style-name="ce98" table:formula="of:=AVERAGEIFS([$'raw data'.$D$2:$'raw data'.$D$308]; [$'raw data'.$A$2:$'raw data'.$A$308]; [.D$2]; [$'raw data'.$B$2:$'raw data'.$B$308]; [.$B$8]; [$'raw data'.$C$2:$'raw data'.$C$308]; [.$C11])" office:value-type="float" office:value="3.17250418582989" calcext:value-type="float">
            <text:p>3.173</text:p>
          </table:table-cell>
          <table:table-cell table:style-name="ce108" table:formula="of:=AVERAGEIFS([$'raw data'.$D$2:$'raw data'.$D$308]; [$'raw data'.$A$2:$'raw data'.$A$308]; [.E$2]; [$'raw data'.$B$2:$'raw data'.$B$308]; [.$B$8]; [$'raw data'.$C$2:$'raw data'.$C$308]; [.$C11])" office:value-type="float" office:value="9.21427493894589" calcext:value-type="float">
            <text:p>9.214</text:p>
          </table:table-cell>
          <table:table-cell table:style-name="ce108" table:formula="of:=AVERAGEIFS([$'raw data'.$D$2:$'raw data'.$D$308]; [$'raw data'.$A$2:$'raw data'.$A$308]; [.F$2]; [$'raw data'.$B$2:$'raw data'.$B$308]; [.$B$8]; [$'raw data'.$C$2:$'raw data'.$C$308]; [.$C11])" office:value-type="float" office:value="11.0965856039111" calcext:value-type="float">
            <text:p>11.097</text:p>
          </table:table-cell>
          <table:table-cell table:style-name="ce117" table:formula="of:=AVERAGEIFS([$'raw data'.$D$2:$'raw data'.$D$308]; [$'raw data'.$A$2:$'raw data'.$A$308]; [.G$2]; [$'raw data'.$B$2:$'raw data'.$B$308]; [.$B$8]; [$'raw data'.$C$2:$'raw data'.$C$308]; [.$C11])" office:value-type="float" office:value="3.80564369895728" calcext:value-type="float">
            <text:p>3.806</text:p>
          </table:table-cell>
          <table:table-cell table:style-name="ce6"/>
          <table:table-cell table:number-columns-repeated="2"/>
          <table:table-cell table:style-name="ce6"/>
        </table:table-row>
        <table:table-row table:style-name="ro1">
          <table:table-cell/>
          <table:table-cell table:style-name="ce3"/>
          <table:table-cell table:style-name="ce40" office:value-type="string" calcext:value-type="string">
            <text:p>emojis</text:p>
          </table:table-cell>
          <table:table-cell table:style-name="ce99" table:formula="of:=AVERAGEIFS([$'raw data'.$D$2:$'raw data'.$D$308]; [$'raw data'.$A$2:$'raw data'.$A$308]; [.D$2]; [$'raw data'.$B$2:$'raw data'.$B$308]; [.$B$8]; [$'raw data'.$C$2:$'raw data'.$C$308]; [.$C12])" office:value-type="float" office:value="8.51840309102408" calcext:value-type="float">
            <text:p>8.518</text:p>
          </table:table-cell>
          <table:table-cell table:style-name="ce109" table:formula="of:=AVERAGEIFS([$'raw data'.$D$2:$'raw data'.$D$308]; [$'raw data'.$A$2:$'raw data'.$A$308]; [.E$2]; [$'raw data'.$B$2:$'raw data'.$B$308]; [.$B$8]; [$'raw data'.$C$2:$'raw data'.$C$308]; [.$C12])" office:value-type="float" office:value="25.1731134739093" calcext:value-type="float">
            <text:p>25.173</text:p>
          </table:table-cell>
          <table:table-cell table:style-name="ce109" table:formula="of:=AVERAGEIFS([$'raw data'.$D$2:$'raw data'.$D$308]; [$'raw data'.$A$2:$'raw data'.$A$308]; [.F$2]; [$'raw data'.$B$2:$'raw data'.$B$308]; [.$B$8]; [$'raw data'.$C$2:$'raw data'.$C$308]; [.$C12])" office:value-type="float" office:value="34.6109556300362" calcext:value-type="float">
            <text:p>34.611</text:p>
          </table:table-cell>
          <table:table-cell table:style-name="ce118" table:formula="of:=AVERAGEIFS([$'raw data'.$D$2:$'raw data'.$D$308]; [$'raw data'.$A$2:$'raw data'.$A$308]; [.G$2]; [$'raw data'.$B$2:$'raw data'.$B$308]; [.$B$8]; [$'raw data'.$C$2:$'raw data'.$C$308]; [.$C12])" office:value-type="float" office:value="10.2520181878572" calcext:value-type="float">
            <text:p>10.252</text:p>
          </table:table-cell>
          <table:table-cell table:style-name="ce6" table:number-columns-repeated="4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4" office:value-type="string" calcext:value-type="string">
            <text:p>kodak</text:p>
          </table:table-cell>
          <table:table-cell table:style-name="ce64" table:formula="of:=AVERAGEIFS([$'raw data'.$E$2:.$E$308]; [$'raw data'.$A$2:$'raw data'.$A$308]; [.D$2]; [$'raw data'.$B$2:$'raw data'.$B$308]; [.$B$3]; [$'raw data'.$C$2:$'raw data'.$C$308]; [.$C13])" office:value-type="float" office:value="11339964" calcext:value-type="float">
            <text:p>11339964</text:p>
          </table:table-cell>
          <table:table-cell table:style-name="ce81" table:formula="of:=AVERAGEIFS([$'raw data'.$E$2:.$E$308]; [$'raw data'.$A$2:$'raw data'.$A$308]; [.E$2]; [$'raw data'.$B$2:$'raw data'.$B$308]; [.$B$3]; [$'raw data'.$C$2:$'raw data'.$C$308]; [.$C13])" office:value-type="float" office:value="13673348" calcext:value-type="float">
            <text:p>13673348</text:p>
          </table:table-cell>
          <table:table-cell table:style-name="ce81" table:formula="of:=AVERAGEIFS([$'raw data'.$E$2:.$E$308]; [$'raw data'.$A$2:$'raw data'.$A$308]; [.F$2]; [$'raw data'.$B$2:$'raw data'.$B$308]; [.$B$3]; [$'raw data'.$C$2:$'raw data'.$C$308]; [.$C13])" office:value-type="float" office:value="10270194" calcext:value-type="float">
            <text:p>10270194</text:p>
          </table:table-cell>
          <table:table-cell table:style-name="ce104" table:formula="of:=AVERAGEIFS([$'raw data'.$E$2:.$E$308]; [$'raw data'.$A$2:$'raw data'.$A$308]; [.G$2]; [$'raw data'.$B$2:$'raw data'.$B$308]; [.$B$3]; [$'raw data'.$C$2:$'raw data'.$C$308]; [.$C13])" office:value-type="float" office:value="15858336" calcext:value-type="float">
            <text:p>1585833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testimages</text:p>
          </table:table-cell>
          <table:table-cell table:style-name="ce65" table:formula="of:=AVERAGEIFS([$'raw data'.$E$2:.$E$308]; [$'raw data'.$A$2:$'raw data'.$A$308]; [.D$2]; [$'raw data'.$B$2:$'raw data'.$B$308]; [.$B$3]; [$'raw data'.$C$2:$'raw data'.$C$308]; [.$C14])" office:value-type="float" office:value="157345748" calcext:value-type="float">
            <text:p>157345748</text:p>
          </table:table-cell>
          <table:table-cell table:style-name="ce52" table:formula="of:=AVERAGEIFS([$'raw data'.$E$2:.$E$308]; [$'raw data'.$A$2:$'raw data'.$A$308]; [.E$2]; [$'raw data'.$B$2:$'raw data'.$B$308]; [.$B$3]; [$'raw data'.$C$2:$'raw data'.$C$308]; [.$C14])" office:value-type="float" office:value="203358289" calcext:value-type="float">
            <text:p>203358289</text:p>
          </table:table-cell>
          <table:table-cell table:style-name="ce52" table:formula="of:=AVERAGEIFS([$'raw data'.$E$2:.$E$308]; [$'raw data'.$A$2:$'raw data'.$A$308]; [.F$2]; [$'raw data'.$B$2:$'raw data'.$B$308]; [.$B$3]; [$'raw data'.$C$2:$'raw data'.$C$308]; [.$C14])" office:value-type="float" office:value="124414896" calcext:value-type="float">
            <text:p>124414896</text:p>
          </table:table-cell>
          <table:table-cell table:style-name="ce110" table:formula="of:=AVERAGEIFS([$'raw data'.$E$2:.$E$308]; [$'raw data'.$A$2:$'raw data'.$A$308]; [.G$2]; [$'raw data'.$B$2:$'raw data'.$B$308]; [.$B$3]; [$'raw data'.$C$2:$'raw data'.$C$308]; [.$C14])" office:value-type="float" office:value="213225995" calcext:value-type="float">
            <text:p>2132259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clic</text:p>
          </table:table-cell>
          <table:table-cell table:style-name="ce66" table:formula="of:=AVERAGEIFS([$'raw data'.$E$2:.$E$308]; [$'raw data'.$A$2:$'raw data'.$A$308]; [.D$2]; [$'raw data'.$B$2:$'raw data'.$B$308]; [.$B$3]; [$'raw data'.$C$2:$'raw data'.$C$308]; [.$C15])" office:value-type="float" office:value="100678590" calcext:value-type="float">
            <text:p>100678590</text:p>
          </table:table-cell>
          <table:table-cell table:style-name="ce53" table:formula="of:=AVERAGEIFS([$'raw data'.$E$2:.$E$308]; [$'raw data'.$A$2:$'raw data'.$A$308]; [.E$2]; [$'raw data'.$B$2:$'raw data'.$B$308]; [.$B$3]; [$'raw data'.$C$2:$'raw data'.$C$308]; [.$C15])" office:value-type="float" office:value="138000645" calcext:value-type="float">
            <text:p>138000645</text:p>
          </table:table-cell>
          <table:table-cell table:style-name="ce53" table:formula="of:=AVERAGEIFS([$'raw data'.$E$2:.$E$308]; [$'raw data'.$A$2:$'raw data'.$A$308]; [.F$2]; [$'raw data'.$B$2:$'raw data'.$B$308]; [.$B$3]; [$'raw data'.$C$2:$'raw data'.$C$308]; [.$C15])" office:value-type="float" office:value="92128073" calcext:value-type="float">
            <text:p>92128073</text:p>
          </table:table-cell>
          <table:table-cell table:style-name="ce111" table:formula="of:=AVERAGEIFS([$'raw data'.$E$2:.$E$308]; [$'raw data'.$A$2:$'raw data'.$A$308]; [.G$2]; [$'raw data'.$B$2:$'raw data'.$B$308]; [.$B$3]; [$'raw data'.$C$2:$'raw data'.$C$308]; [.$C15])" office:value-type="float" office:value="133080664" calcext:value-type="float">
            <text:p>1330806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medical</text:p>
          </table:table-cell>
          <table:table-cell table:style-name="ce67" table:formula="of:=AVERAGEIFS([$'raw data'.$E$2:.$E$308]; [$'raw data'.$A$2:$'raw data'.$A$308]; [.D$2]; [$'raw data'.$B$2:$'raw data'.$B$308]; [.$B$3]; [$'raw data'.$C$2:$'raw data'.$C$308]; [.$C16])" office:value-type="float" office:value="37330840" calcext:value-type="float">
            <text:p>37330840</text:p>
          </table:table-cell>
          <table:table-cell table:style-name="ce54" table:formula="of:=AVERAGEIFS([$'raw data'.$E$2:.$E$308]; [$'raw data'.$A$2:$'raw data'.$A$308]; [.E$2]; [$'raw data'.$B$2:$'raw data'.$B$308]; [.$B$3]; [$'raw data'.$C$2:$'raw data'.$C$308]; [.$C16])" office:value-type="float" office:value="77559789" calcext:value-type="float">
            <text:p>77559789</text:p>
          </table:table-cell>
          <table:table-cell table:style-name="ce54" table:formula="of:=AVERAGEIFS([$'raw data'.$E$2:.$E$308]; [$'raw data'.$A$2:$'raw data'.$A$308]; [.F$2]; [$'raw data'.$B$2:$'raw data'.$B$308]; [.$B$3]; [$'raw data'.$C$2:$'raw data'.$C$308]; [.$C16])" office:value-type="float" office:value="32423342" calcext:value-type="float">
            <text:p>32423342</text:p>
          </table:table-cell>
          <table:table-cell table:style-name="ce112" table:formula="of:=AVERAGEIFS([$'raw data'.$E$2:.$E$308]; [$'raw data'.$A$2:$'raw data'.$A$308]; [.G$2]; [$'raw data'.$B$2:$'raw data'.$B$308]; [.$B$3]; [$'raw data'.$C$2:$'raw data'.$C$308]; [.$C16])" office:value-type="float" office:value="45588003" calcext:value-type="float">
            <text:p>45588003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emojis</text:p>
          </table:table-cell>
          <table:table-cell table:style-name="ce68" table:formula="of:=AVERAGEIFS([$'raw data'.$E$2:.$E$308]; [$'raw data'.$A$2:$'raw data'.$A$308]; [.D$2]; [$'raw data'.$B$2:$'raw data'.$B$308]; [.$B$3]; [$'raw data'.$C$2:$'raw data'.$C$308]; [.$C17])" office:value-type="float" office:value="12789038" calcext:value-type="float">
            <text:p>12789038</text:p>
          </table:table-cell>
          <table:table-cell table:style-name="ce85" table:formula="of:=AVERAGEIFS([$'raw data'.$E$2:.$E$308]; [$'raw data'.$A$2:$'raw data'.$A$308]; [.E$2]; [$'raw data'.$B$2:$'raw data'.$B$308]; [.$B$3]; [$'raw data'.$C$2:$'raw data'.$C$308]; [.$C17])" office:value-type="float" office:value="34348120" calcext:value-type="float">
            <text:p>34348120</text:p>
          </table:table-cell>
          <table:table-cell table:style-name="ce85" table:formula="of:=AVERAGEIFS([$'raw data'.$E$2:.$E$308]; [$'raw data'.$A$2:$'raw data'.$A$308]; [.F$2]; [$'raw data'.$B$2:$'raw data'.$B$308]; [.$B$3]; [$'raw data'.$C$2:$'raw data'.$C$308]; [.$C17])" office:value-type="float" office:value="12911640" calcext:value-type="float">
            <text:p>12911640</text:p>
          </table:table-cell>
          <table:table-cell table:style-name="ce113" table:formula="of:=AVERAGEIFS([$'raw data'.$E$2:.$E$308]; [$'raw data'.$A$2:$'raw data'.$A$308]; [.G$2]; [$'raw data'.$B$2:$'raw data'.$B$308]; [.$B$3]; [$'raw data'.$C$2:$'raw data'.$C$308]; [.$C17])" office:value-type="float" office:value="19949088" calcext:value-type="float">
            <text:p>19949088</text:p>
          </table:table-cell>
          <table:table-cell table:number-columns-repeated="4"/>
        </table:table-row>
        <calcext:conditional-formats>
          <calcext:conditional-format calcext:target-range-address="Results.D3:Results.G3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4:Results.G4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5:Results.G5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6:Results.E6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7:Results.E7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13:Results.G13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14:Results.G14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15:Results.G15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16:Results.G16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17:Results.G17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6:Results.G6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7:Results.G7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8:Results.G8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9:Results.G9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10:Results.G10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11:Results.G11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  <calcext:conditional-format calcext:target-range-address="Results.D12:Results.G12">
            <calcext:color-scale>
              <calcext:color-scale-entry calcext:value="0" calcext:type="minimum" calcext:color="#afd095"/>
              <calcext:color-scale-entry calcext:value="50" calcext:type="percentile" calcext:color="#ffffa6"/>
              <calcext:color-scale-entry calcext:value="0" calcext:type="maximum" calcext:color="#ffa6a6"/>
            </calcext:color-scale>
          </calcext:conditional-format>
        </calcext:conditional-formats>
      </table:table>
      <table:table table:name="raw data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able:cell-range-source table:name="CSV_all" xlink:type="simple" xlink:href="file:///home/axu/image-compression-benchmark/results.csv" table:filter-name="Text - txt - csv (StarCalc)" table:filter-options="9/59/44,34,76,1,,0,false,false,true,false,false,0,false,false,true" table:last-column-spanned="5" table:last-row-spanned="97" table:refresh-delay="PT00H01M00S"/>
            <text:p>format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emojis</text:p>
          </table:table-cell>
          <table:table-cell office:value-type="float" office:value="47.4814968201026" calcext:value-type="float">
            <text:p>47.4814968201026</text:p>
          </table:table-cell>
          <table:table-cell office:value-type="float" office:value="12789038" calcext:value-type="float">
            <text:p>12789038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emojis</text:p>
          </table:table-cell>
          <table:table-cell office:value-type="float" office:value="148.42681367683" calcext:value-type="float">
            <text:p>148.42681367683</text:p>
          </table:table-cell>
          <table:table-cell office:value-type="float" office:value="34348120" calcext:value-type="float">
            <text:p>34348120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emojis</text:p>
          </table:table-cell>
          <table:table-cell office:value-type="float" office:value="70.2197187479178" calcext:value-type="float">
            <text:p>70.2197187479178</text:p>
          </table:table-cell>
          <table:table-cell office:value-type="float" office:value="12911640" calcext:value-type="float">
            <text:p>12911640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emojis</text:p>
          </table:table-cell>
          <table:table-cell office:value-type="float" office:value="39.423209392924" calcext:value-type="float">
            <text:p>39.423209392924</text:p>
          </table:table-cell>
          <table:table-cell office:value-type="float" office:value="19949088" calcext:value-type="float">
            <text:p>19949088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mojis</text:p>
          </table:table-cell>
          <table:table-cell office:value-type="float" office:value="8.51840309102408" calcext:value-type="float">
            <text:p>8.51840309102408</text:p>
          </table:table-cell>
          <table:table-cell office:value-type="float" office:value="12789038" calcext:value-type="float">
            <text:p>12789038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mojis</text:p>
          </table:table-cell>
          <table:table-cell office:value-type="float" office:value="25.1731134739093" calcext:value-type="float">
            <text:p>25.1731134739093</text:p>
          </table:table-cell>
          <table:table-cell office:value-type="float" office:value="34348120" calcext:value-type="float">
            <text:p>34348120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mojis</text:p>
          </table:table-cell>
          <table:table-cell office:value-type="float" office:value="34.6109556300362" calcext:value-type="float">
            <text:p>34.6109556300362</text:p>
          </table:table-cell>
          <table:table-cell office:value-type="float" office:value="12911640" calcext:value-type="float">
            <text:p>12911640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mojis</text:p>
          </table:table-cell>
          <table:table-cell office:value-type="float" office:value="10.2520181878572" calcext:value-type="float">
            <text:p>10.2520181878572</text:p>
          </table:table-cell>
          <table:table-cell office:value-type="float" office:value="19949088" calcext:value-type="float">
            <text:p>19949088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medical</text:p>
          </table:table-cell>
          <table:table-cell office:value-type="float" office:value="44.0612754428439" calcext:value-type="float">
            <text:p>44.0612754428439</text:p>
          </table:table-cell>
          <table:table-cell office:value-type="float" office:value="37330840" calcext:value-type="float">
            <text:p>37330840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medical</text:p>
          </table:table-cell>
          <table:table-cell office:value-type="float" office:value="149.864526831137" calcext:value-type="float">
            <text:p>149.864526831137</text:p>
          </table:table-cell>
          <table:table-cell office:value-type="float" office:value="77559789" calcext:value-type="float">
            <text:p>77559789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medical</text:p>
          </table:table-cell>
          <table:table-cell office:value-type="float" office:value="61.1578890520759" calcext:value-type="float">
            <text:p>61.1578890520759</text:p>
          </table:table-cell>
          <table:table-cell office:value-type="float" office:value="32423342" calcext:value-type="float">
            <text:p>32423342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medical</text:p>
          </table:table-cell>
          <table:table-cell office:value-type="float" office:value="31.0263591578696" calcext:value-type="float">
            <text:p>31.0263591578696</text:p>
          </table:table-cell>
          <table:table-cell office:value-type="float" office:value="45588003" calcext:value-type="float">
            <text:p>45588003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medical</text:p>
          </table:table-cell>
          <table:table-cell office:value-type="float" office:value="3.17250418582989" calcext:value-type="float">
            <text:p>3.17250418582989</text:p>
          </table:table-cell>
          <table:table-cell office:value-type="float" office:value="37330840" calcext:value-type="float">
            <text:p>37330840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medical</text:p>
          </table:table-cell>
          <table:table-cell office:value-type="float" office:value="9.21427493894589" calcext:value-type="float">
            <text:p>9.21427493894589</text:p>
          </table:table-cell>
          <table:table-cell office:value-type="float" office:value="77559789" calcext:value-type="float">
            <text:p>77559789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medical</text:p>
          </table:table-cell>
          <table:table-cell office:value-type="float" office:value="11.0965856039111" calcext:value-type="float">
            <text:p>11.0965856039111</text:p>
          </table:table-cell>
          <table:table-cell office:value-type="float" office:value="32423342" calcext:value-type="float">
            <text:p>32423342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medical</text:p>
          </table:table-cell>
          <table:table-cell office:value-type="float" office:value="3.80564369895728" calcext:value-type="float">
            <text:p>3.80564369895728</text:p>
          </table:table-cell>
          <table:table-cell office:value-type="float" office:value="45588003" calcext:value-type="float">
            <text:p>45588003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6.36896690704452" calcext:value-type="float">
            <text:p>6.36896690704452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2.311739190045" calcext:value-type="float">
            <text:p>12.311739190045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3.9949741129822" calcext:value-type="float">
            <text:p>13.9949741129822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3.01951840397669" calcext:value-type="float">
            <text:p>3.01951840397669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239664510969305" calcext:value-type="float">
            <text:p>0.239664510969305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955501868011197" calcext:value-type="float">
            <text:p>0.955501868011197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837319982994814" calcext:value-type="float">
            <text:p>0.837319982994814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411107138017542" calcext:value-type="float">
            <text:p>0.411107138017542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6.26629436895018" calcext:value-type="float">
            <text:p>6.26629436895018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2.434439184959" calcext:value-type="float">
            <text:p>12.434439184959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3.7854656590062" calcext:value-type="float">
            <text:p>13.7854656590062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3.05182134697679" calcext:value-type="float">
            <text:p>3.05182134697679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236798279060167" calcext:value-type="float">
            <text:p>0.236798279060167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959913836981286" calcext:value-type="float">
            <text:p>0.959913836981286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847542425981374" calcext:value-type="float">
            <text:p>0.847542425981374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410662164911628" calcext:value-type="float">
            <text:p>0.410662164911628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6.27247885501129" calcext:value-type="float">
            <text:p>6.27247885501129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2.396382574967" calcext:value-type="float">
            <text:p>12.396382574967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3.8683464240166" calcext:value-type="float">
            <text:p>13.8683464240166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3.04266834598093" calcext:value-type="float">
            <text:p>3.04266834598093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244929085063632" calcext:value-type="float">
            <text:p>0.244929085063632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956146905969945" calcext:value-type="float">
            <text:p>0.956146905969945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857789446949028" calcext:value-type="float">
            <text:p>0.857789446949028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410626800992759" calcext:value-type="float">
            <text:p>0.410626800992759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6.31558800398489" calcext:value-type="float">
            <text:p>6.31558800398489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2.4746382319863" calcext:value-type="float">
            <text:p>12.4746382319863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3.7602532419987" calcext:value-type="float">
            <text:p>13.7602532419987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2.98859171198274" calcext:value-type="float">
            <text:p>2.98859171198274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243002402989077" calcext:value-type="float">
            <text:p>0.243002402989077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958502672991017" calcext:value-type="float">
            <text:p>0.958502672991017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854293627955485" calcext:value-type="float">
            <text:p>0.854293627955485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410017179980059" calcext:value-type="float">
            <text:p>0.410017179980059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6.28733142296551" calcext:value-type="float">
            <text:p>6.28733142296551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2.5292648309551" calcext:value-type="float">
            <text:p>12.5292648309551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3.8998176189925" calcext:value-type="float">
            <text:p>13.8998176189925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3.02484467902104" calcext:value-type="float">
            <text:p>3.02484467902104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237940486011212" calcext:value-type="float">
            <text:p>0.237940486011212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963172321964521" calcext:value-type="float">
            <text:p>0.963172321964521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858940744961728" calcext:value-type="float">
            <text:p>0.858940744961728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412042508018203" calcext:value-type="float">
            <text:p>0.412042508018203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6.31560439303576" calcext:value-type="float">
            <text:p>6.31560439303576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2.4766574970272" calcext:value-type="float">
            <text:p>12.4766574970272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4.1232166849659" calcext:value-type="float">
            <text:p>14.1232166849659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3.00702780099527" calcext:value-type="float">
            <text:p>3.00702780099527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242913145033526" calcext:value-type="float">
            <text:p>0.242913145033526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957711459006532" calcext:value-type="float">
            <text:p>0.957711459006532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854882316009025" calcext:value-type="float">
            <text:p>0.854882316009025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420402673029457" calcext:value-type="float">
            <text:p>0.420402673029457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6.29992404294899" calcext:value-type="float">
            <text:p>6.29992404294899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2.571435225007" calcext:value-type="float">
            <text:p>12.571435225007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4.0691049140005" calcext:value-type="float">
            <text:p>14.0691049140005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3.01330526295351" calcext:value-type="float">
            <text:p>3.01330526295351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244497695981408" calcext:value-type="float">
            <text:p>0.244497695981408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957353065066855" calcext:value-type="float">
            <text:p>0.957353065066855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863195762984105" calcext:value-type="float">
            <text:p>0.863195762984105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416399863024708" calcext:value-type="float">
            <text:p>0.416399863024708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6.30989720596699" calcext:value-type="float">
            <text:p>6.30989720596699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2.2792229509651" calcext:value-type="float">
            <text:p>12.2792229509651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13.7521460189892" calcext:value-type="float">
            <text:p>13.7521460189892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kodak</text:p>
          </table:table-cell>
          <table:table-cell office:value-type="float" office:value="3.06019863398979" calcext:value-type="float">
            <text:p>3.06019863398979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245021361959516" calcext:value-type="float">
            <text:p>0.245021361959516</text:p>
          </table:table-cell>
          <table:table-cell office:value-type="float" office:value="11339964" calcext:value-type="float">
            <text:p>11339964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984452214994235" calcext:value-type="float">
            <text:p>0.984452214994235</text:p>
          </table:table-cell>
          <table:table-cell office:value-type="float" office:value="13673348" calcext:value-type="float">
            <text:p>13673348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864524445991265" calcext:value-type="float">
            <text:p>0.864524445991265</text:p>
          </table:table-cell>
          <table:table-cell office:value-type="float" office:value="10270194" calcext:value-type="float">
            <text:p>10270194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kodak</text:p>
          </table:table-cell>
          <table:table-cell office:value-type="float" office:value="0.412614330023644" calcext:value-type="float">
            <text:p>0.412614330023644</text:p>
          </table:table-cell>
          <table:table-cell office:value-type="float" office:value="15858336" calcext:value-type="float">
            <text:p>15858336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lic</text:p>
          </table:table-cell>
          <table:table-cell office:value-type="float" office:value="49.6370738749538" calcext:value-type="float">
            <text:p>49.6370738749538</text:p>
          </table:table-cell>
          <table:table-cell office:value-type="float" office:value="100678590" calcext:value-type="float">
            <text:p>100678590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lic</text:p>
          </table:table-cell>
          <table:table-cell office:value-type="float" office:value="92.6791068840394" calcext:value-type="float">
            <text:p>92.6791068840394</text:p>
          </table:table-cell>
          <table:table-cell office:value-type="float" office:value="138000645" calcext:value-type="float">
            <text:p>138000645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lic</text:p>
          </table:table-cell>
          <table:table-cell office:value-type="float" office:value="150.669336435996" calcext:value-type="float">
            <text:p>150.669336435996</text:p>
          </table:table-cell>
          <table:table-cell office:value-type="float" office:value="92128073" calcext:value-type="float">
            <text:p>92128073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clic</text:p>
          </table:table-cell>
          <table:table-cell office:value-type="float" office:value="25.7250207289908" calcext:value-type="float">
            <text:p>25.7250207289908</text:p>
          </table:table-cell>
          <table:table-cell office:value-type="float" office:value="133080664" calcext:value-type="float">
            <text:p>133080664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lic</text:p>
          </table:table-cell>
          <table:table-cell office:value-type="float" office:value="1.7950670440041" calcext:value-type="float">
            <text:p>1.7950670440041</text:p>
          </table:table-cell>
          <table:table-cell office:value-type="float" office:value="100678590" calcext:value-type="float">
            <text:p>100678590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lic</text:p>
          </table:table-cell>
          <table:table-cell office:value-type="float" office:value="8.82738409696322" calcext:value-type="float">
            <text:p>8.82738409696322</text:p>
          </table:table-cell>
          <table:table-cell office:value-type="float" office:value="138000645" calcext:value-type="float">
            <text:p>138000645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lic</text:p>
          </table:table-cell>
          <table:table-cell office:value-type="float" office:value="3.95327901802375" calcext:value-type="float">
            <text:p>3.95327901802375</text:p>
          </table:table-cell>
          <table:table-cell office:value-type="float" office:value="92128073" calcext:value-type="float">
            <text:p>92128073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clic</text:p>
          </table:table-cell>
          <table:table-cell office:value-type="float" office:value="3.58481463100179" calcext:value-type="float">
            <text:p>3.58481463100179</text:p>
          </table:table-cell>
          <table:table-cell office:value-type="float" office:value="133080664" calcext:value-type="float">
            <text:p>133080664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testimages</text:p>
          </table:table-cell>
          <table:table-cell office:value-type="float" office:value="134.243166324042" calcext:value-type="float">
            <text:p>134.243166324042</text:p>
          </table:table-cell>
          <table:table-cell office:value-type="float" office:value="157345748" calcext:value-type="float">
            <text:p>157345748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testimages</text:p>
          </table:table-cell>
          <table:table-cell office:value-type="float" office:value="305.697765964986" calcext:value-type="float">
            <text:p>305.697765964986</text:p>
          </table:table-cell>
          <table:table-cell office:value-type="float" office:value="203358289" calcext:value-type="float">
            <text:p>203358289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testimages</text:p>
          </table:table-cell>
          <table:table-cell office:value-type="float" office:value="295.430709181019" calcext:value-type="float">
            <text:p>295.430709181019</text:p>
          </table:table-cell>
          <table:table-cell office:value-type="float" office:value="124414896" calcext:value-type="float">
            <text:p>124414896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testimages</text:p>
          </table:table-cell>
          <table:table-cell office:value-type="float" office:value="84.5727760629816" calcext:value-type="float">
            <text:p>84.5727760629816</text:p>
          </table:table-cell>
          <table:table-cell office:value-type="float" office:value="213225995" calcext:value-type="float">
            <text:p>213225995</text:p>
          </table:table-cell>
        </table:table-row>
        <table:table-row table:style-name="ro1">
          <table:table-cell office:value-type="string" calcext:value-type="string">
            <text:p>web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testimages</text:p>
          </table:table-cell>
          <table:table-cell office:value-type="float" office:value="4.03767361695645" calcext:value-type="float">
            <text:p>4.03767361695645</text:p>
          </table:table-cell>
          <table:table-cell office:value-type="float" office:value="157345748" calcext:value-type="float">
            <text:p>157345748</text:p>
          </table:table-cell>
        </table:table-row>
        <table:table-row table:style-name="ro1">
          <table:table-cell office:value-type="string" calcext:value-type="string">
            <text:p>avif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testimages</text:p>
          </table:table-cell>
          <table:table-cell office:value-type="float" office:value="15.0116991719406" calcext:value-type="float">
            <text:p>15.0116991719406</text:p>
          </table:table-cell>
          <table:table-cell office:value-type="float" office:value="203358289" calcext:value-type="float">
            <text:p>203358289</text:p>
          </table:table-cell>
        </table:table-row>
        <table:table-row table:style-name="ro1">
          <table:table-cell office:value-type="string" calcext:value-type="string">
            <text:p>jxl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testimages</text:p>
          </table:table-cell>
          <table:table-cell office:value-type="float" office:value="9.09619206603384" calcext:value-type="float">
            <text:p>9.09619206603384</text:p>
          </table:table-cell>
          <table:table-cell office:value-type="float" office:value="124414896" calcext:value-type="float">
            <text:p>124414896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testimages</text:p>
          </table:table-cell>
          <table:table-cell office:value-type="float" office:value="9.06501512101386" calcext:value-type="float">
            <text:p>9.06501512101386</text:p>
          </table:table-cell>
          <table:table-cell office:value-type="float" office:value="213225995" calcext:value-type="float">
            <text:p>213225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9:01:37.065615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6:49:50.735198498</meta:creation-date>
    <meta:editing-duration>PT1H34M26S</meta:editing-duration>
    <meta:editing-cycles>3</meta:editing-cycles>
    <meta:generator>LibreOffice/24.2.7.2$Linux_X86_64 LibreOffice_project/420$Build-2</meta:generator>
    <dc:date>2025-04-21T19:04:38.685805910</dc:date>
    <meta:document-statistic meta:table-count="2" meta:cell-count="569" meta:object-count="0"/>
  </office:meta>
</office:document-meta>
</file>